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Agenda-LightCondensed1" svg:font-family="Agenda-LightCondens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458in" fo:margin-left="-0.075in" fo:margin-top="0in" fo:margin-bottom="0in" table:align="left" style:writing-mode="lr-tb"/>
    </style:style>
    <style:style style:name="Table1.A" style:family="table-column">
      <style:table-column-properties style:column-width="0.8208in"/>
    </style:style>
    <style:style style:name="Table1.B" style:family="table-column">
      <style:table-column-properties style:column-width="1.3889in"/>
    </style:style>
    <style:style style:name="Table1.C" style:family="table-column">
      <style:table-column-properties style:column-width="1.6361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8"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7.15in" fo:margin-left="-0.075in" fo:margin-top="0in" fo:margin-bottom="0in" table:align="left" style:writing-mode="lr-tb"/>
    </style:style>
    <style:style style:name="Table2.A" style:family="table-column">
      <style:table-column-properties style:column-width="1.2625in"/>
    </style:style>
    <style:style style:name="Table2.B" style:family="table-column">
      <style:table-column-properties style:column-width="5.8868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1"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7188in" fo:margin-left="-0.075in" fo:margin-top="0in" fo:margin-bottom="0in" table:align="left" style:writing-mode="lr-tb"/>
    </style:style>
    <style:style style:name="Table3.A" style:family="table-column">
      <style:table-column-properties style:column-width="1.6625in"/>
    </style:style>
    <style:style style:name="Table3.B" style:family="table-column">
      <style:table-column-properties style:column-width="1.0299in"/>
    </style:style>
    <style:style style:name="Table3.C" style:family="table-column">
      <style:table-column-properties style:column-width="1.0264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9"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3.2438in" fo:margin-left="-0.075in" fo:margin-top="0in" fo:margin-bottom="0in" table:align="left" style:writing-mode="lr-tb"/>
    </style:style>
    <style:style style:name="Table4.A" style:family="table-column">
      <style:table-column-properties style:column-width="2.4056in"/>
    </style:style>
    <style:style style:name="Table4.B" style:family="table-column">
      <style:table-column-properties style:column-width="0.8375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7"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4" style:family="paragraph" style:parent-style-name="Standard">
      <style:paragraph-properties fo:margin-left="0in" fo:margin-right="0in" fo:text-indent="0in" style:auto-text-indent="false">
        <style:tab-stops/>
      </style:paragraph-properties>
    </style:style>
    <style:style style:name="P5" style:family="paragraph" style:parent-style-name="Standard" style:master-page-name="Standard">
      <style:paragraph-properties fo:margin-left="0in" fo:margin-right="0in" fo:text-indent="0in" style:auto-text-indent="false" style:page-number="auto"/>
    </style:style>
    <style:style style:name="P6" style:family="paragraph" style:parent-style-name="Text_20_body">
      <style:paragraph-properties fo:margin-left="0in" fo:margin-right="0in" fo:text-indent="0in" style:auto-text-indent="false"/>
    </style:style>
    <style:style style:name="P7" style:family="paragraph" style:parent-style-name="Heading_20_1">
      <style:paragraph-properties fo:margin-left="0in" fo:margin-right="0in" fo:text-indent="0in" style:auto-text-indent="false"/>
    </style:style>
    <style:style style:name="P8" style:family="paragraph" style:parent-style-name="Heading_20_2">
      <style:paragraph-properties fo:margin-left="0in" fo:margin-right="0in" fo:text-indent="0in" style:auto-text-indent="false">
        <style:tab-stops/>
      </style:paragraph-properties>
    </style:style>
    <style:style style:name="P9" style:family="paragraph" style:parent-style-name="_2a_H3">
      <style:paragraph-properties fo:margin-left="0in" fo:margin-right="0in" fo:margin-top="0in" fo:margin-bottom="0in" loext:contextual-spacing="false" fo:text-indent="0in" style:auto-text-indent="false"/>
    </style:style>
    <style:style style:name="T1" style:family="text">
      <style:text-properties style:text-position="15%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font-size-asian="18pt" style:language-asian="en" style:country-asian="US"/>
    </style:style>
    <style:style style:name="T4" style:family="text">
      <style:text-properties style:font-name="Times New Roman" fo:font-size="12pt" fo:language="en" fo:country="US" fo:font-style="normal" style:font-size-asian="12pt" style:language-asian="en" style:country-asian="US" style:font-style-asian="normal"/>
    </style:style>
    <style:style style:name="T5" style:family="text">
      <style:text-properties style:font-name="Times New Roman" fo:font-size="12pt" fo:language="en" fo:country="US" style:font-size-asian="12pt" style:language-asian="en" style:country-asian="US"/>
    </style:style>
    <style:style style:name="T6" style:family="text">
      <style:text-properties style:font-name="Times New Roman" fo:font-size="10pt" fo:language="en" fo:country="US" style:font-size-asian="10pt" style:language-asian="en" style:country-asian="US"/>
    </style:style>
    <style:style style:name="T7" style:family="text">
      <style:text-properties style:font-name="Times New Roman" fo:font-size="10pt" fo:language="en" fo:country="US" fo:font-weight="bold" style:font-size-asian="10pt" style:language-asian="en" style:country-asian="US" style:font-weight-asian="bold"/>
    </style:style>
    <style:style style:name="T8" style:family="text">
      <style:text-properties style:font-name="Times New Roman" fo:font-size="10pt" fo:font-weight="bold" style:font-size-asian="10pt" style:font-weight-asian="bold"/>
    </style:style>
    <style:style style:name="T9" style:family="text">
      <style:text-properties style:font-name="Times New Roman" fo:font-size="10pt" style:font-size-asian="10pt"/>
    </style:style>
    <style:style style:name="T10"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his material is Open Game Content, and is licensed for public use under the terms of the Open Game License v1.0a.</text:span></text:p>
      <text:p text:style-name="P9"><text:span text:style-name="T3">SKILL BASICS</text:span></text:p>
      <text:p text:style-name="P3"/>
      <text:h text:style-name="P7" text:outline-level="1"><text:span text:style-name="T4">Getting Skills</text:span></text:h>
      <text:p text:style-name="P1"><text:span text:style-name="T6">At each level, a character gets skill points that are used to buy skills. The character’s class and Intelligence modifier determine the number of points received.</text:span></text:p>
      <text:p text:style-name="P1"><text:span text:style-name="T6">If the character buys a class skill, he or she gets 1 rank in the skill for each skill point spent. If the character buys a cross-class skill, he or she gets ½ rank per skill point. The maximum rank in a class skill is equal to character level + 3. The maximum rank in a cross-class skill is one-half of this number.</text:span></text:p>
      <text:p text:style-name="P3"/>
      <text:h text:style-name="P7" text:outline-level="1"><text:span text:style-name="T4">Using Skills</text:span></text:h>
      <text:p text:style-name="P1"><text:span text:style-name="T6">To make a skill check, roll:</text:span></text:p>
      <text:p text:style-name="P3"/>
      <text:p text:style-name="P1"><text:span text:style-name="T6">1d20 + skill modifier</text:span></text:p>
      <text:p text:style-name="P1"><text:span text:style-name="T6">(Skill modifier = skill ranks + ability modifier + miscellaneous modifiers)</text:span></text:p>
      <text:p text:style-name="P3"/>
      <text:p text:style-name="P1"><text:span text:style-name="T7">Skill Ranks:</text:span><text:span text:style-name="T6"> A character’s ranks in a skill is based on the number of skill points the character has invested in the skill. Some skills can be used even if the character has no ranks in the skill; doing this is known as making an untrained skill check.</text:span></text:p>
      <text:p text:style-name="P1"><text:span text:style-name="T7">Ability Modifier:</text:span><text:span text:style-name="T6"> The ability modifier used in the skill check is the modifier for the skill’s key ability (the ability associated with the skill’s use). The key ability of a skill is noted in its description.</text:span></text:p>
      <text:p text:style-name="P1"><text:span text:style-name="T7">Miscellaneous Modifiers:</text:span><text:span text:style-name="T6"> Miscellaneous modifiers include bonuses provided by feats and class features, and penalties such as the ones associated with the nonproficient use of armor, among others.</text:span></text:p>
      <text:p text:style-name="P3"/>
      <text:h text:style-name="P7" text:outline-level="1"><text:span text:style-name="T4">Acquiring Skill Ranks</text:span></text:h>
      <text:p text:style-name="P1"><text:span text:style-name="T6">Ranks indicate how much training or experience a character has with a given skill. Each skill has a number of ranks, from 0 (for a skill in which a character has no training at all) to 23 (for a 20th-level character who has increased a class skill to its maximum rank). When making a skill check, a character adds his or her skill ranks to the roll as part of the skill modifier.</text:span></text:p>
      <text:p text:style-name="P1"><text:span text:style-name="T6">The rules assume that a character can always find a way to learn any skill. However, the GM can impose limits depending on circumstances and a given situation.</text:span></text:p>
      <text:p text:style-name="P3"><text:soft-page-break/></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4"><text:span text:style-name="T8">Table: Skill Points per Level</text:span></text:p>
          </table:table-cell>
          <table:covered-table-cell/>
          <table:covered-table-cell/>
        </table:table-row>
        <table:table-row table:style-name="Table1.2">
          <table:table-cell table:style-name="Table1.A2" office:value-type="string">
            <text:p text:style-name="P4"><text:span text:style-name="T8">Class</text:span></text:p>
          </table:table-cell>
          <table:table-cell table:style-name="Table1.A2" office:value-type="string">
            <text:p text:style-name="P4"><text:span text:style-name="T8">1st Level Skill Points</text:span></text:p>
          </table:table-cell>
          <table:table-cell table:style-name="Table1.A2" office:value-type="string">
            <text:p text:style-name="P4"><text:span text:style-name="T8">Higher Level Skill Points</text:span></text:p>
          </table:table-cell>
        </table:table-row>
        <table:table-row table:style-name="Table1.2">
          <table:table-cell table:style-name="Table1.A2" office:value-type="string">
            <text:p text:style-name="P1"><text:span text:style-name="T9">Strong</text:span></text:p>
          </table:table-cell>
          <table:table-cell table:style-name="Table1.A2" office:value-type="string">
            <text:p text:style-name="P1"><text:span text:style-name="T9">(3 + Int modifier) x4</text:span></text:p>
          </table:table-cell>
          <table:table-cell table:style-name="Table1.A2" office:value-type="string">
            <text:p text:style-name="P1"><text:span text:style-name="T9">3 + Int modifier</text:span></text:p>
          </table:table-cell>
        </table:table-row>
        <table:table-row table:style-name="Table1.2">
          <table:table-cell table:style-name="Table1.A2" office:value-type="string">
            <text:p text:style-name="P1"><text:span text:style-name="T9">Fast</text:span></text:p>
          </table:table-cell>
          <table:table-cell table:style-name="Table1.A2" office:value-type="string">
            <text:p text:style-name="P1"><text:span text:style-name="T9">(5 + Int modifier) x4</text:span></text:p>
          </table:table-cell>
          <table:table-cell table:style-name="Table1.A2" office:value-type="string">
            <text:p text:style-name="P1"><text:span text:style-name="T9">5 + Int modifier</text:span></text:p>
          </table:table-cell>
        </table:table-row>
        <table:table-row table:style-name="Table1.2">
          <table:table-cell table:style-name="Table1.A2" office:value-type="string">
            <text:p text:style-name="P1"><text:span text:style-name="T9">Tough</text:span></text:p>
          </table:table-cell>
          <table:table-cell table:style-name="Table1.A2" office:value-type="string">
            <text:p text:style-name="P1"><text:span text:style-name="T9">(3 + Int modifier) x4</text:span></text:p>
          </table:table-cell>
          <table:table-cell table:style-name="Table1.A2" office:value-type="string">
            <text:p text:style-name="P1"><text:span text:style-name="T9">3 + Int modifier</text:span></text:p>
          </table:table-cell>
        </table:table-row>
        <table:table-row table:style-name="Table1.2">
          <table:table-cell table:style-name="Table1.A2" office:value-type="string">
            <text:p text:style-name="P1"><text:span text:style-name="T9">Smart</text:span></text:p>
          </table:table-cell>
          <table:table-cell table:style-name="Table1.A2" office:value-type="string">
            <text:p text:style-name="P1"><text:span text:style-name="T9">(9 + Int modifier) x4</text:span></text:p>
          </table:table-cell>
          <table:table-cell table:style-name="Table1.A2" office:value-type="string">
            <text:p text:style-name="P1"><text:span text:style-name="T9">9 + Int modifier</text:span></text:p>
          </table:table-cell>
        </table:table-row>
        <table:table-row table:style-name="Table1.2">
          <table:table-cell table:style-name="Table1.A2" office:value-type="string">
            <text:p text:style-name="P1"><text:span text:style-name="T9">Dedicated</text:span></text:p>
          </table:table-cell>
          <table:table-cell table:style-name="Table1.A2" office:value-type="string">
            <text:p text:style-name="P1"><text:span text:style-name="T9">(5 + Int modifier) x4</text:span></text:p>
          </table:table-cell>
          <table:table-cell table:style-name="Table1.A2" office:value-type="string">
            <text:p text:style-name="P1"><text:span text:style-name="T9">5 + Int modifier</text:span></text:p>
          </table:table-cell>
        </table:table-row>
        <table:table-row table:style-name="Table1.2">
          <table:table-cell table:style-name="Table1.A8" office:value-type="string">
            <text:p text:style-name="P4"><text:span text:style-name="T9">Charismatic</text:span></text:p>
          </table:table-cell>
          <table:table-cell table:style-name="Table1.A8" office:value-type="string">
            <text:p text:style-name="P4"><text:span text:style-name="T9">(7 + Int modifier) x4</text:span></text:p>
          </table:table-cell>
          <table:table-cell table:style-name="Table1.A8" office:value-type="string">
            <text:p text:style-name="P4"><text:span text:style-name="T9">7 + Int modifier</text:span></text:p>
          </table:table-cell>
        </table:table-row>
      </table:table>
      <text:p text:style-name="P3"/>
      <text:h text:style-name="P7" text:outline-level="1"><text:span text:style-name="T4">Skill Checks</text:span></text:h>
      <text:p text:style-name="P1"><text:span text:style-name="T6">Unlike with attack rolls and saving throws, a natural roll of 20 on the d20 is not an automatic success when making a skill check, and a natural roll of 1 is not an automatic failure.</text:span></text:p>
      <text:p text:style-name="P3"/>
      <text:h text:style-name="P7" text:outline-level="1"><text:span text:style-name="T4">Difficulty Class</text:span></text:h>
      <text:p text:style-name="P1"><text:span text:style-name="T6">Some checks are made against a Difficulty Class (DC). The DC is a number set by the GM (using the skill rules as a guideline) that a character must attain to succeed.</text:span></text:p>
      <table:table table:name="Table2" table:style-name="Table2">
        <table:table-column table:style-name="Table2.A"/>
        <table:table-column table:style-name="Table2.B"/>
        <text:soft-page-break/>
        <table:table-row table:style-name="Table2.1">
          <table:table-cell table:style-name="Table2.A1" table:number-columns-spanned="2" office:value-type="string">
            <text:p text:style-name="P4"><text:span text:style-name="T8">Table: Difficulty Class Examples</text:span></text:p>
          </table:table-cell>
          <table:covered-table-cell/>
        </table:table-row>
        <table:table-row table:style-name="Table2.2">
          <table:table-cell table:style-name="Table2.A2" office:value-type="string">
            <text:p text:style-name="P4"><text:span text:style-name="T8">Difficulty (DC)</text:span></text:p>
          </table:table-cell>
          <table:table-cell table:style-name="Table2.A2" office:value-type="string">
            <text:p text:style-name="P4"><text:span text:style-name="T8">Example (Skill Used)</text:span></text:p>
          </table:table-cell>
        </table:table-row>
        <table:table-row table:style-name="Table2.2">
          <table:table-cell table:style-name="Table2.A2" office:value-type="string">
            <text:p text:style-name="P1"><text:span text:style-name="T9">Very easy (0)</text:span></text:p>
          </table:table-cell>
          <table:table-cell table:style-name="Table2.A2" office:value-type="string">
            <text:p text:style-name="P1"><text:span text:style-name="T9">Notice something large in plain sight (Spot)</text:span></text:p>
          </table:table-cell>
        </table:table-row>
        <table:table-row table:style-name="Table2.2">
          <table:table-cell table:style-name="Table2.A2" office:value-type="string">
            <text:p text:style-name="P1"><text:span text:style-name="T9">Easy (5)</text:span></text:p>
          </table:table-cell>
          <table:table-cell table:style-name="Table2.A2" office:value-type="string">
            <text:p text:style-name="P1"><text:span text:style-name="T9">Climb a knotted rope (Climb)</text:span></text:p>
          </table:table-cell>
        </table:table-row>
        <table:table-row table:style-name="Table2.2">
          <table:table-cell table:style-name="Table2.A2" office:value-type="string">
            <text:p text:style-name="P1"><text:span text:style-name="T9">Average (10)</text:span></text:p>
          </table:table-cell>
          <table:table-cell table:style-name="Table2.A2" office:value-type="string">
            <text:p text:style-name="P1"><text:span text:style-name="T9">Hear an approaching security guard (Listen)</text:span></text:p>
          </table:table-cell>
        </table:table-row>
        <table:table-row table:style-name="Table2.2">
          <table:table-cell table:style-name="Table2.A2" office:value-type="string">
            <text:p text:style-name="P1"><text:span text:style-name="T9">Tough (15)</text:span></text:p>
          </table:table-cell>
          <table:table-cell table:style-name="Table2.A2" office:value-type="string">
            <text:p text:style-name="P1"><text:span text:style-name="T9">Disarm an explosive (Demolitions)</text:span></text:p>
          </table:table-cell>
        </table:table-row>
        <table:table-row table:style-name="Table2.2">
          <table:table-cell table:style-name="Table2.A2" office:value-type="string">
            <text:p text:style-name="P1"><text:span text:style-name="T9">Challenging (20)</text:span></text:p>
          </table:table-cell>
          <table:table-cell table:style-name="Table2.A2" office:value-type="string">
            <text:p text:style-name="P1"><text:span text:style-name="T9">Swim against a strong current (Swim)</text:span></text:p>
          </table:table-cell>
        </table:table-row>
        <table:table-row table:style-name="Table2.2">
          <table:table-cell table:style-name="Table2.A2" office:value-type="string">
            <text:p text:style-name="P1"><text:span text:style-name="T9">Formidable (25)</text:span></text:p>
          </table:table-cell>
          <table:table-cell table:style-name="Table2.A2" office:value-type="string">
            <text:p text:style-name="P1"><text:span text:style-name="T9">Break into a secure computer system (Computer Use)</text:span></text:p>
          </table:table-cell>
        </table:table-row>
        <table:table-row table:style-name="Table2.2">
          <table:table-cell table:style-name="Table2.A2" office:value-type="string">
            <text:p text:style-name="P1"><text:span text:style-name="T9">Heroic (30)</text:span></text:p>
          </table:table-cell>
          <table:table-cell table:style-name="Table2.A2" office:value-type="string">
            <text:p text:style-name="P1"><text:span text:style-name="T9">Leap across a 30-foot chasm (Jump)</text:span></text:p>
          </table:table-cell>
        </table:table-row>
        <table:table-row table:style-name="Table2.2">
          <table:table-cell table:style-name="Table2.A2" office:value-type="string">
            <text:p text:style-name="P6"><text:span text:style-name="T2">Superheroic (35)</text:span></text:p>
          </table:table-cell>
          <table:table-cell table:style-name="Table2.A2" office:value-type="string">
            <text:p text:style-name="P6"><text:span text:style-name="T2">Convince the guards that even though you’re not wearing an ID badge and aren’t on their list, they should let you into the building (Bluff)</text:span></text:p>
          </table:table-cell>
        </table:table-row>
        <table:table-row table:style-name="Table2.2">
          <table:table-cell table:style-name="Table2.A11" office:value-type="string">
            <text:p text:style-name="P4"><text:span text:style-name="T9">Nearly impossible (40)</text:span></text:p>
          </table:table-cell>
          <table:table-cell table:style-name="Table2.A11" office:value-type="string">
            <text:p text:style-name="P4"><text:span text:style-name="T9">Track a trained commando <text:s/>through the forests of Brazil on a moonless night after 12 days of rainfall (Survival)</text:span></text:p>
          </table:table-cell>
        </table:table-row>
      </table:table>
      <text:p text:style-name="P3"/>
      <text:h text:style-name="P7" text:outline-level="1"><text:span text:style-name="T4">Opposed Checks</text:span></text:h>
      <text:p text:style-name="P1"><text:span text:style-name="T6">Some skill checks are opposed checks. They are made against a randomized number, usually another character’s skill check result. </text:span></text:p>
      <text:p text:style-name="P1"><text:span text:style-name="T6">For ties on opposed checks, the character with the higher key ability score wins. <text:s/>If those scores are the same, roll again.</text:span></text:p>
      <text:p text:style-name="P3"/>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4"><text:span text:style-name="T8">Table: Example Opposed Checks</text:span></text:p>
          </table:table-cell>
          <table:covered-table-cell/>
          <table:covered-table-cell/>
        </table:table-row>
        <table:table-row table:style-name="Table3.2">
          <table:table-cell table:style-name="Table3.A2" office:value-type="string">
            <text:h text:style-name="P8" text:outline-level="2"><text:span text:style-name="T2">Task</text:span></text:h>
          </table:table-cell>
          <table:table-cell table:style-name="Table3.A2" office:value-type="string">
            <text:h text:style-name="P8" text:outline-level="2"><text:span text:style-name="T2">Skill</text:span></text:h>
          </table:table-cell>
          <table:table-cell table:style-name="Table3.A2" office:value-type="string">
            <text:h text:style-name="P8" text:outline-level="2"><text:span text:style-name="T2">Opposing Skill</text:span></text:h>
          </table:table-cell>
        </table:table-row>
        <table:table-row table:style-name="Table3.2">
          <table:table-cell table:style-name="Table3.A2" office:value-type="string">
            <text:p text:style-name="P1"><text:span text:style-name="T9">Sneak up on someone</text:span></text:p>
          </table:table-cell>
          <table:table-cell table:style-name="Table3.A2" office:value-type="string">
            <text:p text:style-name="P1"><text:span text:style-name="T9">Move Silently</text:span></text:p>
          </table:table-cell>
          <table:table-cell table:style-name="Table3.A2" office:value-type="string">
            <text:p text:style-name="P1"><text:span text:style-name="T9">Listen</text:span></text:p>
          </table:table-cell>
        </table:table-row>
        <table:table-row table:style-name="Table3.2">
          <table:table-cell table:style-name="Table3.A2" office:value-type="string">
            <text:p text:style-name="P1"><text:span text:style-name="T9">Con someone</text:span></text:p>
          </table:table-cell>
          <table:table-cell table:style-name="Table3.A2" office:value-type="string">
            <text:p text:style-name="P1"><text:span text:style-name="T9">Bluff</text:span></text:p>
          </table:table-cell>
          <table:table-cell table:style-name="Table3.A2" office:value-type="string">
            <text:p text:style-name="P1"><text:span text:style-name="T9">Sense Motive</text:span></text:p>
          </table:table-cell>
        </table:table-row>
        <table:table-row table:style-name="Table3.2">
          <table:table-cell table:style-name="Table3.A2" office:value-type="string">
            <text:p text:style-name="P1"><text:span text:style-name="T9">Hide from someone</text:span></text:p>
          </table:table-cell>
          <table:table-cell table:style-name="Table3.A2" office:value-type="string">
            <text:p text:style-name="P1"><text:span text:style-name="T9">Hide</text:span></text:p>
          </table:table-cell>
          <table:table-cell table:style-name="Table3.A2" office:value-type="string">
            <text:p text:style-name="P1"><text:span text:style-name="T9">Spot</text:span></text:p>
          </table:table-cell>
        </table:table-row>
        <table:table-row table:style-name="Table3.2">
          <table:table-cell table:style-name="Table3.A2" office:value-type="string">
            <text:p text:style-name="P1"><text:span text:style-name="T9">Win a car race</text:span></text:p>
          </table:table-cell>
          <table:table-cell table:style-name="Table3.A2" office:value-type="string">
            <text:p text:style-name="P1"><text:span text:style-name="T9">Drive</text:span></text:p>
          </table:table-cell>
          <table:table-cell table:style-name="Table3.A2" office:value-type="string">
            <text:p text:style-name="P1"><text:span text:style-name="T9">Drive</text:span></text:p>
          </table:table-cell>
        </table:table-row>
        <table:table-row table:style-name="Table3.2">
          <table:table-cell table:style-name="Table3.A2" office:value-type="string">
            <text:p text:style-name="P1"><text:span text:style-name="T9">Pretend to be someone else</text:span></text:p>
          </table:table-cell>
          <table:table-cell table:style-name="Table3.A2" office:value-type="string">
            <text:p text:style-name="P1"><text:span text:style-name="T9">Disguise</text:span></text:p>
          </table:table-cell>
          <table:table-cell table:style-name="Table3.A2" office:value-type="string">
            <text:p text:style-name="P1"><text:span text:style-name="T9">Spot</text:span></text:p>
          </table:table-cell>
        </table:table-row>
        <table:table-row table:style-name="Table3.2">
          <table:table-cell table:style-name="Table3.A2" office:value-type="string">
            <text:p text:style-name="P1"><text:span text:style-name="T9">Steal a key chain</text:span></text:p>
          </table:table-cell>
          <table:table-cell table:style-name="Table3.A2" office:value-type="string">
            <text:p text:style-name="P1"><text:span text:style-name="T9">Sleight of Hand</text:span></text:p>
          </table:table-cell>
          <table:table-cell table:style-name="Table3.A2" office:value-type="string">
            <text:p text:style-name="P1"><text:span text:style-name="T9">Spot</text:span></text:p>
          </table:table-cell>
        </table:table-row>
        <table:table-row table:style-name="Table3.2">
          <table:table-cell table:style-name="Table3.A9" office:value-type="string">
            <text:p text:style-name="P4"><text:span text:style-name="T9">Create a fake ID</text:span></text:p>
          </table:table-cell>
          <table:table-cell table:style-name="Table3.A9" office:value-type="string">
            <text:p text:style-name="P4"><text:span text:style-name="T9">Forgery</text:span></text:p>
          </table:table-cell>
          <table:table-cell table:style-name="Table3.A9" office:value-type="string">
            <text:p text:style-name="P4"><text:span text:style-name="T9">Forgery</text:span></text:p>
          </table:table-cell>
        </table:table-row>
      </table:table>
      <text:p text:style-name="P3"/>
      <text:h text:style-name="P7" text:outline-level="1"><text:span text:style-name="T4">Trying Again</text:span></text:h>
      <text:p text:style-name="P1"><text:span text:style-name="T6">If a character fails on a skill check, he or she can sometimes try again. Check the skill description to find out if, and under what circumstances, a character can try again. Many skills, however, have natural consequences for failing that must be accounted for. Some skills can’t be tried again once a check has failed for a particular task.</text:span></text:p>
      <text:p text:style-name="P1"><text:span text:style-name="T6">If the use of a skill carries no penalty for failure, a character can take 20 and assume that he or she keeps trying until he or she eventually succeeds.</text:span></text:p>
      <text:p text:style-name="P3"/>
      <text:h text:style-name="P7" text:outline-level="1"><text:span text:style-name="T4">Untrained Skill Checks</text:span></text:h>
      <text:p text:style-name="P1"><text:soft-page-break/><text:span text:style-name="T6">Generally, if a character attempts to use a skill he or she doesn’t have any ranks in, the character makes a skill check as described. The character’s skill modifier don’t include skill ranks because the character doesn’t have any. The character does get other modifiers, though, such as the ability modifier for the skill’s key ability.</text:span></text:p>
      <text:p text:style-name="P1"><text:span text:style-name="T6">Some skills can be used only if the character is trained in the skill.</text:span></text:p>
      <text:p text:style-name="P2"/>
      <text:p text:style-name="P1"><text:span text:style-name="T5">Favorable and Unfavorable Conditions</text:span></text:p>
      <text:p text:style-name="P1"><text:span text:style-name="T6">Some situations may make a skill easier or harder to use, resulting in a bonus or penalty to the skill modifier or a change to the skill check’s DC. </text:span></text:p>
      <text:p text:style-name="P1"><text:span text:style-name="T6">The GM can alter the odds of success in four ways to take into account exceptional circumstances:</text:span></text:p>
      <text:p text:style-name="P1"><text:span text:style-name="T6">1. Give the skill user a +2 circumstance bonus to represent conditions that improve performance, such as having the perfect tool for the job, getting help from another character, or working under conditions that are significantly better than normal.</text:span></text:p>
      <text:p text:style-name="P1"><text:span text:style-name="T6">2. Give the skill user a –2 circumstance penalty to represent conditions that hamper performance, such as being forced to use improvised tools or possessing misleading information.</text:span></text:p>
      <text:p text:style-name="P1"><text:span text:style-name="T6">3. Reduce the DC by 2 to represent circumstances that make the task easier, such as having a friendly audience when making a Perform check or searching for information on an extremely well documented topic with a Computer Use check.</text:span></text:p>
      <text:p text:style-name="P1"><text:span text:style-name="T6">4. Increase the DC by 2 to represent circumstances that make the task harder, such as making a Perform check in front of a hostile audience or searching for information on a very poorly documented topic with a Computer Use check.</text:span></text:p>
      <text:p text:style-name="P1"><text:span text:style-name="T6">Conditions that affect a character’s ability to perform the skill change the character’s skill modifier. Conditions that modify how well the character must perform the skill to succeed change the DC. A bonus on a character’s skill modifier or a reduction in the DC of the check have the same result—they create a better chance for success. But they represent different circumstances, and sometimes that difference is important.</text:span></text:p>
      <text:p text:style-name="P3"/>
      <text:h text:style-name="P7" text:outline-level="1"><text:span text:style-name="T4">Time and Skill Checks</text:span></text:h>
      <text:p text:style-name="P1"><text:span text:style-name="T6">Using a skill might take a round, several rounds, or even longer. It might take no time at all. Types of actions define how long activities take to perform within the framework of a combat round (6 seconds) and how movement is treated with respect to the activity. <text:s/>See the skill description for specifies on how long a skill takes to use.</text:span></text:p>
      <text:p text:style-name="P1"><text:span text:style-name="T6">In general, using a skill that requires concentration while in close combat is dangerous. Nearby op­ponents can make attacks of opportunity against a character when he or she lets his or her guard down. </text:span></text:p>
      <text:p text:style-name="P3"/>
      <text:h text:style-name="P7" text:outline-level="1"><text:span text:style-name="T4">Tools</text:span></text:h>
      <text:p text:style-name="P1"><text:span text:style-name="T6">Some skill applications require the use of tools. If tools are needed, the specific items required are mentioned in the skill description. If the character doesn’t have the appropriate tools, he or she can still attempt to use the skill, but the character takes a –4 penalty on his or her check.</text:span></text:p>
      <text:p text:style-name="P1"><text:span text:style-name="T6">A character may be able to put together some impromptu tools to make the check. If the GM allows it, reduce the penalty to –2 (instead of –4) for using impromptu tools. It usually takes some time (several minutes to an hour or more) to collect or create a set of impromptu tools, and it may require a skill check as well.</text:span></text:p>
      <text:p text:style-name="P3"/>
      <text:h text:style-name="P7" text:outline-level="1"><text:span text:style-name="T4">Checks without Rolls</text:span></text:h>
      <text:p text:style-name="P1"><text:soft-page-break/><text:span text:style-name="T6">A skill check represents an attempt to accomplish some goal, usually in the face of time pressure or distraction. Sometimes, though, a character can use a skill under more favorable conditions and eliminate the luck factor.</text:span></text:p>
      <text:p text:style-name="P3"/>
      <text:h text:style-name="P7" text:outline-level="1"><text:span text:style-name="T4">Taking 10</text:span></text:h>
      <text:p text:style-name="P1"><text:span text:style-name="T6">When a character is not being threatened or distracted, he or she may choose to take 10. Instead of rolling 1d20 for the skill check, calculate the result as if the character had rolled a 10 (an average roll on a d20). For many relatively routine tasks, taking 10 results in a success.</text:span></text:p>
      <text:p text:style-name="P1"><text:span text:style-name="T6">Distractions and threats make it impossible for a character to take 10. A character also can’t take 10 when using a skill untrained, though the GM may allow exceptions for truly routine activities.</text:span></text:p>
      <text:p text:style-name="P2"/>
      <text:p text:style-name="P1"><text:span text:style-name="T5">Taking 20</text:span></text:p>
      <text:p text:style-name="P1"><text:span text:style-name="T6">When a character has plenty of time, is faced with no threats or distractions, and the skill being attempted carries no penalty for failure, a character can take 20. Instead of rolling 1d20 for the skill check, calculate the result as if the character had rolled a 20.</text:span></text:p>
      <text:p text:style-name="P1"><text:span text:style-name="T6">Taking 20 is the equivalent of attempting the check over and over again until the character gets it right. Taking 20 takes twenty times as long as making a single check (2 minutes for a skill that can normally be checked in 1 round). </text:span></text:p>
      <text:p text:style-name="P3"/>
      <text:h text:style-name="P7" text:outline-level="1"><text:span text:style-name="T4">Aiding Another</text:span></text:h>
      <text:p text:style-name="P1"><text:span text:style-name="T6">In some situations, characters can cooperate to accomplish a given task. One character is designated as the leader in the effort, while the others try to aid the character in his or her efforts. A character aids another by making a skill check (DC 10). This is an attack action, and the character can’t take 10 on this check. If the check succeeds, the character’s ally gains a +2 circumstance bonus to apply to his or her skill check to complete the task. </text:span></text:p>
      <text:p text:style-name="P1"><text:span text:style-name="T6">In many cases, a character’s help won’t be beneficial, or only a lim­ited number of characters can help at the same time. The GM limits aid another attempts as he or she sees fit for the conditions.</text:span></text:p>
      <text:p text:style-name="P3"/>
      <text:h text:style-name="P7" text:outline-level="1"><text:span text:style-name="T4">Skill Synergy</text:span></text:h>
      <text:p text:style-name="P1"><text:span text:style-name="T6">Sometimes, the GM may decide that having one skill provides a bonus when a character uses another skill in certain situations. The character must have at least 5 ranks in the related skill to gain this synergy bonus, and the GM must agree that the two skills can complement each other in the given situation. In such cases, the character receives a +2 synergy bonus on the skill check.</text:span></text:p>
      <text:p text:style-name="P3"/>
      <text:p text:style-name="P1"><text:span text:style-name="T5">Ability Checks</text:span></text:p>
      <text:p text:style-name="P1"><text:span text:style-name="T6">Sometimes a character tries to do something to which no specific skill applies. In these cases, the character makes an ability check: Roll 1d20 and apply the appropriate ability modifier. The GM assigns a DC, or sets up an opposed check when two characters are engaged in a contest using one ability against another. In some cases, a test of one’s ability doesn’t involve luck. <text:s/>When two characters arm wrestle, for example, the stronger character simply wins. In the case of identical scores, make opposed Strength checks.</text:span></text:p>
      <text:p text:style-name="P3"/>
      <table:table table:name="Table4" table:style-name="Table4">
        <table:table-column table:style-name="Table4.A"/>
        <table:table-column table:style-name="Table4.B"/>
        <text:soft-page-break/>
        <table:table-row table:style-name="Table4.1">
          <table:table-cell table:style-name="Table4.A1" office:value-type="string">
            <text:h text:style-name="P8" text:outline-level="2"><text:span text:style-name="T2">Example Ability Check</text:span></text:h>
          </table:table-cell>
          <table:table-cell table:style-name="Table4.A1" office:value-type="string">
            <text:h text:style-name="P8" text:outline-level="2"><text:span text:style-name="T2">Key Ability</text:span></text:h>
          </table:table-cell>
        </table:table-row>
        <table:table-row table:style-name="Table4.1">
          <table:table-cell table:style-name="Table4.A2" office:value-type="string">
            <text:p text:style-name="P4"><text:span text:style-name="T9">Forcing open a jammed or locked door</text:span></text:p>
          </table:table-cell>
          <table:table-cell table:style-name="Table4.A2" office:value-type="string">
            <text:p text:style-name="P4"><text:span text:style-name="T9">Strength</text:span></text:p>
          </table:table-cell>
        </table:table-row>
        <table:table-row table:style-name="Table4.1">
          <table:table-cell table:style-name="Table4.A2" office:value-type="string">
            <text:p text:style-name="P1"><text:span text:style-name="T9">Tying a rope</text:span></text:p>
          </table:table-cell>
          <table:table-cell table:style-name="Table4.A2" office:value-type="string">
            <text:p text:style-name="P1"><text:span text:style-name="T9">Dexterity</text:span></text:p>
          </table:table-cell>
        </table:table-row>
        <table:table-row table:style-name="Table4.1">
          <table:table-cell table:style-name="Table4.A2" office:value-type="string">
            <text:p text:style-name="P1"><text:span text:style-name="T9">Holding one’s breath</text:span></text:p>
          </table:table-cell>
          <table:table-cell table:style-name="Table4.A2" office:value-type="string">
            <text:p text:style-name="P1"><text:span text:style-name="T9">Constitution</text:span></text:p>
          </table:table-cell>
        </table:table-row>
        <table:table-row table:style-name="Table4.1">
          <table:table-cell table:style-name="Table4.A2" office:value-type="string">
            <text:p text:style-name="P1"><text:span text:style-name="T9">Navigating a maze</text:span></text:p>
          </table:table-cell>
          <table:table-cell table:style-name="Table4.A2" office:value-type="string">
            <text:p text:style-name="P1"><text:span text:style-name="T9">Intelligence</text:span></text:p>
          </table:table-cell>
        </table:table-row>
        <table:table-row table:style-name="Table4.1">
          <table:table-cell table:style-name="Table4.A2" office:value-type="string">
            <text:p text:style-name="P1"><text:span text:style-name="T9">Recognize a stranger you’ve seen before</text:span></text:p>
          </table:table-cell>
          <table:table-cell table:style-name="Table4.A2" office:value-type="string">
            <text:p text:style-name="P1"><text:span text:style-name="T9">Wisdom</text:span></text:p>
          </table:table-cell>
        </table:table-row>
        <table:table-row table:style-name="Table4.1">
          <table:table-cell table:style-name="Table4.A7" office:value-type="string">
            <text:p text:style-name="P4"><text:span text:style-name="T9">Getting yourself noticed in a crowd</text:span></text:p>
          </table:table-cell>
          <table:table-cell table:style-name="Table4.A7" office:value-type="string">
            <text:p text:style-name="P4"><text:span text:style-name="T9">Charisma</text:span></text:p>
          </table:table-cell>
        </table:table-row>
      </table:table>
      <text:p text:style-name="P3"/>
      <text:p text:style-name="P3"/>
      <text:h text:style-name="P7" text:outline-level="1"><text:span text:style-name="T4">Modifier Types and Stacking</text:span></text:h>
      <text:p text:style-name="P1"><text:span text:style-name="T6">A modifier provides a bonus (a positive modifier) or a penalty (a negative modifier) to a die roll.</text:span></text:p>
      <text:p text:style-name="P1"><text:span text:style-name="T6">Bonuses with specific descriptors, such as “equipment bonus,” generally don’t stack (combine for cumulative effect) with others of the same type. In those cases, only the best bonus of that type applies. </text:span></text:p>
      <text:p text:style-name="P1"><text:span text:style-name="T6">The only specific bonuses that stack are dodge bonuses, synergy bonuses, and sometimes circumstance bonuses. Circumstance bonuses stack only if they’re provided by differing circumstances; if two circumstance bonuses caused by similar circumstances apply, they don’t stack.</text:span></text:p>
      <text:p text:style-name="P1"><text:span text:style-name="T6">Specific bonuses that don’t stack include competence, cover, equipment, morale, natural armor, and size.</text:span></text:p>
      <text:p text:style-name="P1"><text:span text:style-name="T6">If the game setting includes magic or other supernatural effects, there can also be deflection, enhancement, enlargement, haste, inherent, insight, luck, profane, resistance, and sacred bonus descriptors. None of these bonuses stack.</text:span></text:p>
      <text:p text:style-name="P1"><text:span text:style-name="T6">Any bonus without a descriptor (such as simply a “+1 bonus”) stacks with other bonuses.</text:span></text:p>
      <text:p text:style-name="P1"><text:span text:style-name="T6">All penalties stack, regardless of their descript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Agenda-LightCondensed1" svg:font-family="Agenda-LightCondense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LightCondensed1" style:font-family-asian="Agenda-LightCondensed" style:font-family-generic-asian="system" style:font-pitch-asian="variable" style:font-size-asian="12pt" style:language-asian="en" style:country-asian="US" style:font-name-complex="Agenda-BoldCondensed1" style:font-family-complex="Agenda-BoldCondensed"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HTML_20_Preformatted" style:display-name="HTML Preformatted" style:family="paragraph" style:parent-style-name="Standard" style:default-outline-level="">
      <style:paragraph-properties fo:margin-left="0in" fo:margin-right="0in" fo:text-align="start" style:justify-single-word="false" fo:orphans="2" fo:widows="2" fo:text-indent="0in" style:auto-text-indent="false"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LightCondensed1" style:font-family-asian="Agenda-LightCondensed" style:font-family-generic-asian="system" style:font-pitch-asian="variable" style:font-size-asian="10.5pt" style:language-asian="en" style:country-asian="US" style:font-name-complex="Agenda-BoldCondensed1" style:font-family-complex="Agenda-BoldCondensed"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LightCondensed1" style:font-family-asian="Agenda-LightCondensed" style:font-family-generic-asian="system" style:font-pitch-asian="variable" style:font-size-asian="26pt" style:language-asian="en" style:country-asian="US" style:font-name-complex="Agenda-BoldCondensed1" style:font-family-complex="Agenda-BoldCondensed"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LightCondensed1" style:font-family-asian="Agenda-LightCondensed" style:font-family-generic-asian="system" style:font-pitch-asian="variable" style:font-size-asian="18pt" style:language-asian="en" style:country-asian="US" style:font-name-complex="Agenda-BoldCondensed1" style:font-family-complex="Agenda-BoldCondensed" style:font-family-generic-complex="system" style:font-pitch-complex="variable" style:font-size-complex="12pt"/>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Table_20__23__20__26__20_Title" style:display-name="*Table # &amp; Title" style:family="paragraph" style:default-outline-level="">
      <style:paragraph-properties fo:margin-left="0in" fo:margin-right="0in" fo:margin-top="0.1598in" fo:margin-bottom="0in" loext:contextual-spacing="false"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Agenda-LightCondensed1" style:font-family-asian="Agenda-LightCondensed" style:font-family-generic-asian="system" style:font-pitch-asian="variable" style:font-size-asian="11pt" style:language-asian="en" style:country-asian="US" style:font-name-complex="Agenda-BoldCondensed1" style:font-family-complex="Agenda-BoldCondensed" style:font-family-generic-complex="system" style:font-pitch-complex="variable" style:font-size-complex="12pt"/>
    </style:style>
    <style:style style:name="_2a_Small_20_Table_20_column_20_body" style:display-name="*Small Table column body" style:family="paragraph" style:default-outline-level="">
      <style:paragraph-properties fo:margin-left="0in" fo:margin-right="0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LightCondensed1" style:font-family-asian="Agenda-LightCondensed" style:font-family-generic-asian="system" style:font-pitch-asian="variable" style:font-size-asian="10.5pt" style:language-asian="en" style:country-asian="US" style:font-name-complex="Agenda-BoldCondensed1" style:font-family-complex="Agenda-BoldCondensed" style:font-family-generic-complex="system" style:font-pitch-complex="variable" style:font-size-complex="12pt"/>
    </style:style>
    <style:style style:name="_2a_table_20_column_20_headers_20_rev" style:display-name="*table column headers rev" style:family="paragraph" style:parent-style-name="_2a_Small_20_Table_20_column_20_body" style:default-outline-level="">
      <style:paragraph-properties fo:margin-left="0in" fo:margin-right="0in" fo:line-height="0.1598in" fo:text-align="start" style:justify-single-word="false" fo:orphans="2" fo:widows="2" fo:text-indent="0in" style:auto-text-indent="false" style:vertical-align="auto">
        <style:tab-stops>
          <style:tab-stop style:position="-19.5547in" style:type="center"/>
          <style:tab-stop style:position="-0.3555in" style:type="center"/>
          <style:tab-stop style:position="0in" style:type="center"/>
          <style:tab-stop style:position="0.2492in" style:type="center"/>
          <style:tab-stop style:position="0.6417in" style:type="center"/>
          <style:tab-stop style:position="0.7173in" style:type="center"/>
          <style:tab-stop style:position="1.0563in" style:type="center"/>
          <style:tab-stop style:position="1.4516in" style:type="center"/>
          <style:tab-stop style:position="1.5035in"/>
          <style:tab-stop style:position="1.6445in" style:type="center"/>
          <style:tab-stop style:position="2.1398in" style:type="center"/>
          <style:tab-stop style:position="2.6244in" style:type="center"/>
          <style:tab-stop style:position="5.3335in"/>
          <style:tab-stop style:position="7.4665in" style:type="center"/>
          <style:tab-stop style:position="11.7335in"/>
          <style:tab-stop style:position="12.848in"/>
          <style:tab-stop style:position="12.8799in"/>
          <style:tab-stop style:position="13.2118in"/>
          <style:tab-stop style:position="14.7555in"/>
          <style:tab-stop style:position="18.8453in"/>
          <style:tab-stop style:position="20.0992in"/>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in" fo:margin-right="0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13.8661in"/>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table_20_col_20_heads_20_alone" style:display-name="*table col heads alone" style:family="paragraph" style:parent-style-name="_2a_Small_20_Table_20_column_20_body" style:default-outline-level="">
      <style:paragraph-properties fo:margin-left="0in" fo:margin-right="0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imes New Roman" fo:font-family="'Times New Roman'" style:font-family-generic="roman" style:font-pitch="variable" style:text-underline-style="solid" style:text-underline-width="auto" style:text-underline-color="font-color"/>
    </style:style>
    <style:style style:name="FollowedHyperlink" style:family="text" style:parent-style-name="Default_20_Paragraph_20_Font">
      <style:text-properties fo:color="#0000ff" style:font-name="Times New Roman" fo:font-family="'Times New Roman'" style:font-family-generic="roman" style:font-pitch="variable" style:text-underline-style="solid" style:text-underline-width="auto" style:text-underline-color="font-color"/>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kills Overview</dc:title>
    <dc:subject>MSRD</dc:subject>
    <meta:initial-creator>AKSmith</meta:initial-creator>
    <meta:creation-date>2002-09-06T10:46:00</meta:creation-date>
    <dc:date>2003-08-29T11:19:00</dc:date>
    <meta:editing-cycles>18</meta:editing-cycles>
    <meta:editing-duration>PT43S</meta:editing-duration>
    <meta:document-statistic meta:table-count="4" meta:image-count="0" meta:object-count="0" meta:page-count="6" meta:paragraph-count="147" meta:word-count="2055" meta:character-count="11830" meta:non-whitespace-character-count="9913"/>
    <meta:generator>LibreOffice/5.4.6.2$Linux_X86_64 LibreOffice_project/40m0$Build-2</meta:generator>
    <meta:user-defined meta:name="Company">Wizards of the Coast</meta:user-defined>
    <meta:user-defined meta:name="Operator">AKSmith</meta:user-defined>
  </office:meta>
</office:document-meta>
</file>